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999cm" style:rel-column-width="26981*"/>
    </style:style>
    <style:style style:name="Tabela1.B" style:family="table-column">
      <style:table-column-properties style:column-width="2.671cm" style:rel-column-width="10294*"/>
    </style:style>
    <style:style style:name="Tabela1.C" style:family="table-column">
      <style:table-column-properties style:column-width="7.331cm" style:rel-column-width="282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text-underline-style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style:text-underline-style="none" style:font-name-asian="Courier New" style:font-size-asian="13pt" style:font-name-complex="Courier New" style:font-size-complex="13pt"/>
    </style:style>
    <style:style style:name="P13" style:family="paragraph" style:parent-style-name="Standard" style:list-style-name="L2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4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Resumo Capítulo 3</text:span></text:p>
      <text:p text:style-name="P1"/>
      <text:p text:style-name="P2">Blocos de Inicialização</text:p>
      <text:p text:style-name="P2"/>
      <text:p text:style-name="P1"><text:span text:style-name="T5">Regra 1</text:span>: todos os blocos static na árvore da herança são executados primeiro.</text:p>
      <text:p text:style-name="P1"/>
      <text:p text:style-name="P1"><text:span text:style-name="T5">Regra 2</text:span>: os blocos de instância são executados imediatamente depois do construtor pai ser chamado (apos super() ser chamado dentro do construtor)</text:p>
      <text:p text:style-name="P1"/>
      <text:p text:style-name="P4"/>
      <text:p text:style-name="P2">Enum</text:p>
      <text:p text:style-name="P1"><text:tab/><text:tab/>Overriding de métodos</text:p>
      <text:p text:style-name="P1"><text:span text:style-name="T4"><text:tab/><text:tab/>C</text:span>(3){</text:p>
      <text:p text:style-name="P1"><text:tab/><text:tab/><text:tab/><text:span text:style-name="T5">public</text:span> <text:span text:style-name="T5">int</text:span> getQ() { <text:span text:style-name="T5">return</text:span> 3; } // apenas para o enum de valor C</text:p>
      <text:p text:style-name="P1"><text:tab/><text:tab/>};</text:p>
      <text:p text:style-name="P1"/>
      <text:p text:style-name="P4"><text:span text:style-name="T3"><text:tab/><text:tab/>public</text:span><text:span text:style-name="T2"> </text:span><text:span text:style-name="T3">int</text:span><text:span text:style-name="T2"> getQ(){ </text:span><text:span text:style-name="T3">return</text:span><text:span text:style-name="T2"> 2; }</text:span></text:p>
      <text:p text:style-name="P1"/>
      <text:p text:style-name="P2">Wrappers</text:p>
      <text:p text:style-name="P1"/>
      <text:p text:style-name="P1">Argumentos nas chamadas de métodos:</text:p>
      <text:p text:style-name="P1"/>
      <text:list xml:id="list41591039" text:style-name="L1">
        <text:list-item>
          <text:p text:style-name="P11">Ampliação (Java 4 já existia)</text:p>
        </text:list-item>
        <text:list-item>
          <text:p text:style-name="P11">Autoboxing (int para Integer, etc)</text:p>
        </text:list-item>
        <text:list-item>
          <text:p text:style-name="P11">Var-args ("última saída")</text:p>
        </text:list-item>
      </text:list>
      <text:p text:style-name="P1"/>
      <text:p text:style-name="P1">(1) <text:span text:style-name="T1">Se tipo primitivo</text:span>: </text:p>
      <text:list xml:id="list41608654" text:style-name="L2">
        <text:list-item>
          <text:list>
            <text:list-item>
              <text:list>
                <text:list-item>
                  <text:p text:style-name="P13">Tenta correpondência direta</text:p>
                </text:list-item>
                <text:list-item>
                  <text:p text:style-name="P13">Tenta ampliar. (byte -&gt; short, int, long, float, double)</text:p>
                </text:list-item>
                <text:list-item>
                  <text:p text:style-name="P13">Tenta boxing (int -&gt; para Integer) e pode "casar" com Object</text:p>
                </text:list-item>
                <text:list-item>
                  <text:p text:style-name="P13">Tenta o var-args</text:p>
                </text:list-item>
              </text:list>
            </text:list-item>
          </text:list>
        </text:list-item>
      </text:list>
      <text:p text:style-name="P1"/>
      <text:p text:style-name="P3">Se houver um varg-arg do tipo primitivo, ex.: m(short... a)</text:p>
      <text:p text:style-name="P3">e houver também var-args equivalente para m(Short... a) ou m(Object... a) </text:p>
      <text:p text:style-name="P3"><text:span text:style-name="T5">não poderá ser chamado</text:span> m(shortQualquerPrimitivo), pois haverá erro de compilação.</text:p>
      <text:p text:style-name="P1"/>
      <text:p text:style-name="P1">(2) <text:span text:style-name="T1">Se Wrapper</text:span>: </text:p>
      <text:list xml:id="list41598206" text:style-name="L3">
        <text:list-item>
          <text:p text:style-name="P14">Tenta correpondencia direta</text:p>
        </text:list-item>
        <text:list-item>
          <text:p text:style-name="P14">Tenta ampliar via hierarquia de objetos (lembrar que um Wrapper eh um Object)</text:p>
        </text:list-item>
        <text:list-item>
          <text:p text:style-name="P14">Tenta o unboxing (ex.: se for Short, ira executar (valor).shortValue() e tentar o short primitivo ou realizar ampliação e encontrar int, long, float, etc.</text:p>
        </text:list-item>
        <text:list-item>
          <text:p text:style-name="P14">Tenta o var-args</text:p>
        </text:list-item>
      </text:list>
      <text:p text:style-name="P5"/>
      <text:p text:style-name="P1"/>
      <text:p text:style-name="P9">Parser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xxxValue</text:p>
          </table:table-cell>
          <table:table-cell table:style-name="Tabela1.A1" office:value-type="string">
            <text:p text:style-name="P1">Wrapper para primitive</text:p>
          </table:table-cell>
          <table:table-cell table:style-name="Tabela1.C1" office:value-type="string">
            <text:p text:style-name="P3">Integer x = 4; </text:p>
            <text:p text:style-name="P3">double a = x.doubleValue();</text:p>
          </table:table-cell>
        </table:table-row>
        <table:table-row>
          <table:table-cell table:style-name="Tabela1.A2" office:value-type="string">
            <text:p text:style-name="P3">“Wrapper”.valueOf(“23.3”);</text:p>
            <text:p text:style-name="P3">ou</text:p>
            <text:p text:style-name="P3">“Wrapper”.valueOf(“0120”, 3);</text:p>
            <text:p text:style-name="P3">ou</text:p>
            <text:p text:style-name="P3">new “Wrapper”(String)</text:p>
          </table:table-cell>
          <table:table-cell table:style-name="Tabela1.A2" office:value-type="string">
            <text:p text:style-name="P6">String para Wrapper</text:p>
          </table:table-cell>
          <table:table-cell table:style-name="Tabela1.C2" office:value-type="string">
            <text:p text:style-name="P7">Integer.valueOf(“101”, 2);</text:p>
            <text:p text:style-name="P7">Long.valueOf(“A4”, 16);</text:p>
            <text:p text:style-name="P7">Float.valueOf(“3.4”);</text:p>
            <text:p text:style-name="P7">Float f = new Float(“2.12”);</text:p>
          </table:table-cell>
        </table:table-row>
        <table:table-row>
          <table:table-cell table:style-name="Tabela1.A2" office:value-type="string">
            <text:p text:style-name="P6">“Wrapper”.parseWrapper(String)</text:p>
          </table:table-cell>
          <table:table-cell table:style-name="Tabela1.A2" office:value-type="string">
            <text:p text:style-name="P6">String para primitive</text:p>
          </table:table-cell>
          <table:table-cell table:style-name="Tabela1.C2" office:value-type="string">
            <text:p text:style-name="P7">double = Double.parseDouble(“3.4);</text:p>
            <text:p text:style-name="P7"/>
          </table:table-cell>
        </table:table-row>
      </table:table>
      <text:p text:style-name="P1"/>
      <text:p text:style-name="P2">Referência de Arrays</text:p>
      <text:p text:style-name="P1"><text:span text:style-name="T5">int</text:span>[] a = {1,2,3};</text:p>
      <text:p text:style-name="P1"><text:span text:style-name="T5">int</text:span>[] b = a;</text:p>
      <text:p text:style-name="P1"><text:soft-page-break/>b[0] = 0; // a[0] passa a ser 0 (referênci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10:23:58.51</meta:creation-date>
    <dc:date>2013-01-31T23:10:40.84</dc:date>
    <meta:editing-duration>PT04H44M34S</meta:editing-duration>
    <meta:editing-cycles>38</meta:editing-cycles>
    <meta:generator>OpenOffice.org/3.2$Win32 OpenOffice.org_project/320m18$Build-9502</meta:generator>
    <meta:document-statistic meta:table-count="1" meta:image-count="0" meta:object-count="0" meta:page-count="2" meta:paragraph-count="50" meta:word-count="270" meta:character-count="1692"/>
  </office:meta>
</office:document-meta>
</file>